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aramond" svg:font-family="Garamond, Georgia, serif"/>
    <style:font-face style:name="Lohit Devanagari1" svg:font-family="'Lohit Devanagari'"/>
    <style:font-face style:name="arial" svg:font-family="arial, sans-serif-light, sans-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f4022"/>
    </style:style>
    <style:style style:name="P2" style:family="paragraph" style:parent-style-name="Heading_20_2">
      <style:text-properties style:font-name="Liberation Serif" fo:font-size="18pt" fo:font-weight="bold" officeooo:rsid="0035e4dd" officeooo:paragraph-rsid="0035e4dd" style:font-name-asian="Noto Serif CJK SC" style:font-size-asian="18pt" style:font-weight-asian="bold" style:font-name-complex="Lohit Devanagari" style:font-size-complex="18pt" style:font-weight-complex="bold"/>
    </style:style>
    <style:style style:name="P3" style:family="paragraph" style:parent-style-name="Standard" style:list-style-name="L1">
      <style:text-properties officeooo:rsid="001e135e" officeooo:paragraph-rsid="001e135e"/>
    </style:style>
    <style:style style:name="P4" style:family="paragraph" style:parent-style-name="Standard" style:list-style-name="L1">
      <style:text-properties officeooo:rsid="001eaaa8" officeooo:paragraph-rsid="001eaaa8"/>
    </style:style>
    <style:style style:name="P5" style:family="paragraph" style:parent-style-name="Text_20_body" style:list-style-name="L2">
      <style:text-properties officeooo:rsid="001f4022" officeooo:paragraph-rsid="001f4022"/>
    </style:style>
    <style:style style:name="P6" style:family="paragraph" style:parent-style-name="Text_20_body" style:list-style-name="L2">
      <style:text-properties officeooo:paragraph-rsid="00230a0d"/>
    </style:style>
    <style:style style:name="P7" style:family="paragraph" style:parent-style-name="Text_20_body" style:list-style-name="L2">
      <style:text-properties officeooo:rsid="002207bb" officeooo:paragraph-rsid="002207bb"/>
    </style:style>
    <style:style style:name="P8" style:family="paragraph" style:parent-style-name="Text_20_body" style:list-style-name="L2">
      <style:text-properties officeooo:rsid="00230a0d" officeooo:paragraph-rsid="00230a0d"/>
    </style:style>
    <style:style style:name="P9" style:family="paragraph" style:parent-style-name="Text_20_body" style:list-style-name="L2">
      <style:text-properties officeooo:rsid="00238944" officeooo:paragraph-rsid="00238944"/>
    </style:style>
    <style:style style:name="P10" style:family="paragraph" style:parent-style-name="Text_20_body" style:list-style-name="L2">
      <style:text-properties fo:font-weight="bold" officeooo:rsid="001f4022" officeooo:paragraph-rsid="001f4022" style:font-weight-asian="bold" style:font-weight-complex="bold"/>
    </style:style>
    <style:style style:name="P11" style:family="paragraph" style:parent-style-name="Text_20_body" style:list-style-name="L3">
      <style:text-properties officeooo:rsid="0028d219" officeooo:paragraph-rsid="0028d219"/>
    </style:style>
    <style:style style:name="P12" style:family="paragraph" style:parent-style-name="Text_20_body" style:list-style-name="L3">
      <style:text-properties officeooo:rsid="002acb49" officeooo:paragraph-rsid="002acb49"/>
    </style:style>
    <style:style style:name="P13" style:family="paragraph" style:parent-style-name="Text_20_body" style:list-style-name="L3">
      <style:text-properties officeooo:rsid="002acb49" officeooo:paragraph-rsid="0032e664"/>
    </style:style>
    <style:style style:name="P14" style:family="paragraph" style:parent-style-name="Text_20_body" style:list-style-name="L4"/>
    <style:style style:name="P15" style:family="paragraph" style:parent-style-name="Text_20_body" style:list-style-name="L4">
      <style:text-properties officeooo:paragraph-rsid="0036921c"/>
    </style:style>
    <style:style style:name="P16" style:family="paragraph" style:parent-style-name="Text_20_body" style:list-style-name="L4">
      <style:text-properties officeooo:rsid="0036921c" officeooo:paragraph-rsid="0036921c"/>
    </style:style>
    <style:style style:name="T1" style:family="text">
      <style:text-properties officeooo:rsid="001f4022"/>
    </style:style>
    <style:style style:name="T2" style:family="text">
      <style:text-properties officeooo:rsid="001ff075"/>
    </style:style>
    <style:style style:name="T3" style:family="text">
      <style:text-properties officeooo:rsid="00230a0d"/>
    </style:style>
    <style:style style:name="T4" style:family="text">
      <style:text-properties fo:font-weight="normal" style:font-weight-asian="normal" style:font-weight-complex="normal"/>
    </style:style>
    <style:style style:name="T5" style:family="text">
      <style:text-properties officeooo:rsid="0025411c"/>
    </style:style>
    <style:style style:name="T6" style:family="text">
      <style:text-properties officeooo:rsid="0028d219"/>
    </style:style>
    <style:style style:name="T7" style:family="text">
      <style:text-properties officeooo:rsid="0032e664"/>
    </style:style>
    <style:style style:name="T8" style:family="text">
      <style:text-properties officeooo:rsid="003692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Mapss</text:span></text:h>
      <text:h text:style-name="Heading_20_2" text:outline-level="2">Libraries used in Customer-Portal</text:h>
      <text:h text:style-name="Heading_20_2" text:outline-level="2">SQLAlchemy</text:h>
      <text:list xml:id="list3025670387" text:style-name="L2">
        <text:list-item>
          <text:p text:style-name="P10">Model metadata tables</text:p>
          <text:list>
            <text:list-item>
              <text:p text:style-name="P5"><text:span text:style-name="T2">S</text:span>QLAlchemy <text:span text:style-name="T4">Metadata</text:span> is a collection of Table objects and their associated schema constructs.</text:p>
            </text:list-item>
            <text:list-item>
              <text:p text:style-name="P7">Instance will be able to access the table attributes</text:p>
            </text:list-item>
            <text:list-item>
              <text:p text:style-name="P8">For already existing tables: </text:p>
              <text:list>
                <text:list-item>
                  <text:p text:style-name="P8">db.Model.metadata.reflect(db.engine)</text:p>
                </text:list-item>
                <text:list-item>
                  <text:p text:style-name="P6"><text:span text:style-name="T3">__table__ = db.Model.metadata.tables['</text:span><text:span text:style-name="T5">table_name</text:span><text:span text:style-name="T3">']</text:span></text:p>
                </text:list-item>
              </text:list>
            </text:list-item>
            <text:list-item>
              <text:p text:style-name="P8">Existing models:</text:p>
              <text:list>
                <text:list-item>
                  <text:p text:style-name="P8">__table_args__ = {'<text:bookmark-start text:name="__DdeLink__17_1383465460"/>extend_existing<text:bookmark-end text:name="__DdeLink__17_1383465460"/>': True}</text:p>
                </text:list-item>
              </text:list>
            </text:list-item>
          </text:list>
        </text:list-item>
        <text:list-item>
          <text:p text:style-name="P10">Model Mixins</text:p>
          <text:list>
            <text:list-item>
              <text:p text:style-name="P9">If behavior is only needed on some models rather than all models. <text:s/>For example created and updated column are mostly used. So we define db column in that model and other model can inherit from it to automatically define these created and updated columns.</text:p>
            </text:list-item>
          </text:list>
        </text:list-item>
      </text:list>
      <text:h text:style-name="Heading_20_2" text:outline-level="2">LDAP- <text:span text:style-name="T6">Lightweight</text:span> <text:span text:style-name="T6">Directory Access Protocol</text:span></text:h>
      <text:list xml:id="list3672701896" text:style-name="L3">
        <text:list-item>
          <text:p text:style-name="P11">Application protocol used over an IP network to Manage and access the distributed directory information</text:p>
        </text:list-item>
        <text:list-item>
          <text:p text:style-name="P11">is an Internet protocol that email and other programs use to look up information from a server</text:p>
        </text:list-item>
        <text:list-item>
          <text:p text:style-name="P12">Info <text:a xlink:type="simple" xlink:href="https://stackoverflow.com/questions/837876/could-someone-please-explain-ldap" text:style-name="Internet_20_link" text:visited-style-name="Visited_20_Internet_20_Link">stackoverflow</text:a>, <text:a xlink:type="simple" xlink:href="https://medium.com/@alpolishchuk/a-little-python-ldap-tutorial-4a6a79676157" text:style-name="Internet_20_link" text:visited-style-name="Visited_20_Internet_20_Link">medium</text:a> </text:p>
        </text:list-item>
        <text:list-item>
          <text:p text:style-name="P13"><text:span text:style-name="T7">In project:</text:span></text:p>
          <text:list>
            <text:list-item>
              <text:p text:style-name="P13">get_user_groups, get_group_members, get_object_details</text:p>
            </text:list-item>
          </text:list>
        </text:list-item>
      </text:list>
      <text:h text:style-name="P2" text:outline-level="2">Deliver_it Api</text:h>
      <text:list xml:id="list4186316138" text:style-name="L4">
        <text:list-item>
          <text:p text:style-name="P14">Deliver It is the service provider.</text:p>
        </text:list-item>
        <text:list-item>
          <text:p text:style-name="P14">Provides on-line access to package delivery services, including local, same day, and after hours delivery.</text:p>
        </text:list-item>
        <text:list-item>
          <text:p text:style-name="P16">In project:</text:p>
          <text:list>
            <text:list-item>
              <text:p text:style-name="P15"><text:span text:style-name="T8">Submitting orders and retrieving tracking updates</text:span></text:p>
            </text:list-item>
            <text:list-item>
              <text:p text:style-name="P15"><text:soft-page-break/>find_order, get_order_tracking_events</text:p>
            </text:list-item>
          </text:list>
        </text:list-item>
      </text:list>
      <text:h text:style-name="Heading_20_1" text:outline-level="1">Introduction to OpenCV</text:h>
      <text:list xml:id="list388748028" text:style-name="L1">
        <text:list-item>
          <text:p text:style-name="P3">Read Image</text:p>
        </text:list-item>
        <text:list-item>
          <text:p text:style-name="P3">Play/Capture Video</text:p>
        </text:list-item>
        <text:list-item>
          <text:p text:style-name="P4">Drawing function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aramond" svg:font-family="Garamond, Georgia, serif"/>
    <style:font-face style:name="Lohit Devanagari1" svg:font-family="'Lohit Devanagari'"/>
    <style:font-face style:name="arial" svg:font-family="arial, sans-serif-light, sans-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12:53:34.721200631</meta:creation-date>
    <meta:editing-duration>PT1H14M13S</meta:editing-duration>
    <meta:editing-cycles>11</meta:editing-cycles>
    <meta:generator>LibreOffice/6.4.2.2$Linux_X86_64 LibreOffice_project/40$Build-2</meta:generator>
    <dc:date>2020-05-29T19:04:00.268924197</dc:date>
    <meta:document-statistic meta:table-count="0" meta:image-count="0" meta:object-count="0" meta:page-count="2" meta:paragraph-count="29" meta:word-count="201" meta:character-count="1326" meta:non-whitespace-character-count="1174"/>
  </office:meta>
</office:document-meta>
</file>